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32000002AE38F2E5837C1A8127.jpg" manifest:media-type="image/jpeg"/>
  <manifest:file-entry manifest:full-path="Pictures/100000000000014A0000009574298063CDC2D25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206deb"/>
    </style:style>
    <style:style style:name="P2" style:family="paragraph" style:parent-style-name="Header">
      <style:paragraph-properties fo:text-align="center" style:justify-single-word="false"/>
      <style:text-properties style:font-name="Arial1" fo:font-size="14pt" officeooo:rsid="002b92a1" officeooo:paragraph-rsid="002fcba9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Arial1" fo:font-size="14pt" officeooo:rsid="002b92a1" officeooo:paragraph-rsid="002b92a1" style:font-size-asian="14pt" style:font-size-complex="14pt"/>
    </style:style>
    <style:style style:name="P4" style:family="paragraph" style:parent-style-name="Header">
      <style:paragraph-properties fo:text-align="center" style:justify-single-word="false"/>
      <style:text-properties style:font-name="Arial1" fo:font-size="14pt" officeooo:rsid="002cb8c5" officeooo:paragraph-rsid="002fcba9" style:font-size-asian="14pt" style:font-size-complex="14pt"/>
    </style:style>
    <style:style style:name="P5" style:family="paragraph" style:parent-style-name="Header">
      <style:paragraph-properties fo:text-align="center" style:justify-single-word="false"/>
      <style:text-properties style:font-name="Arial1" fo:font-size="14pt" officeooo:rsid="002cb8c5" officeooo:paragraph-rsid="002bfbba" style:font-size-asian="14pt" style:font-size-complex="14pt"/>
    </style:style>
    <style:style style:name="P6" style:family="paragraph" style:parent-style-name="Header">
      <style:paragraph-properties fo:text-align="center" style:justify-single-word="false"/>
      <style:text-properties style:font-name="Arial1" fo:font-size="14pt" officeooo:rsid="00206deb" officeooo:paragraph-rsid="00206deb" style:font-size-asian="14pt" style:font-size-complex="14pt"/>
    </style:style>
    <style:style style:name="P7" style:family="paragraph" style:parent-style-name="Header">
      <style:paragraph-properties fo:text-align="center" style:justify-single-word="false"/>
      <style:text-properties style:font-name="Arial1" fo:font-size="14pt" officeooo:rsid="00206deb" officeooo:paragraph-rsid="002bfbba" style:font-size-asian="14pt" style:font-size-complex="14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P10" style:family="paragraph" style:parent-style-name="Footer">
      <style:paragraph-properties fo:text-align="end" style:justify-single-word="false"/>
      <style:text-properties style:font-name="Arial1" fo:font-size="12pt" style:font-size-asian="12pt" style:font-size-complex="12pt"/>
    </style:style>
    <style:style style:name="P11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1" fo:font-size="12pt" style:font-size-asian="12pt" style:font-size-complex="12pt"/>
    </style:style>
    <style:style style:name="P12" style:family="paragraph" style:parent-style-name="Text_20_body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fo:hyphenate="true" fo:hyphenation-remain-char-count="2" fo:hyphenation-push-char-count="2"/>
    </style:style>
    <style:style style:name="P13" style:family="paragraph" style:parent-style-name="Text_20_body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officeooo:paragraph-rsid="0032604b" fo:hyphenate="true" fo:hyphenation-remain-char-count="2" fo:hyphenation-push-char-count="2"/>
    </style:style>
    <style:style style:name="P14" style:family="paragraph" style:parent-style-name="Text_20_body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officeooo:paragraph-rsid="00333eb7" fo:hyphenate="true" fo:hyphenation-remain-char-count="2" fo:hyphenation-push-char-count="2"/>
    </style:style>
    <style:style style:name="P15" style:family="paragraph" style:parent-style-name="Heading_20_2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Arial" fo:font-size="12pt" fo:font-style="normal" fo:font-weight="normal" loext:shadow="none" fo:hyphenate="true" fo:hyphenation-remain-char-count="2" fo:hyphenation-push-char-count="2"/>
    </style:style>
    <style:style style:name="P16" style:family="paragraph" style:parent-style-name="Heading_20_2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fo:hyphenate="true" fo:hyphenation-remain-char-count="2" fo:hyphenation-push-char-count="2"/>
    </style:style>
    <style:style style:name="P17" style:family="paragraph" style:parent-style-name="Heading_20_3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Arial" fo:font-size="12pt" fo:font-style="normal" fo:font-weight="normal" loext:shadow="none" fo:hyphenate="true" fo:hyphenation-remain-char-count="2" fo:hyphenation-push-char-count="2"/>
    </style:style>
    <style:style style:name="P18" style:family="paragraph" style:parent-style-name="Heading_20_2" style:master-page-name="">
      <loext:graphic-properties draw:fill="none"/>
      <style:paragraph-properties fo:line-height="150%" fo:text-align="justify" style:justify-single-word="false" fo:hyphenation-ladder-count="no-limit" style:page-number="auto" fo:background-color="transparent" style:shadow="none">
        <style:tab-stops>
          <style:tab-stop style:position="8.904cm"/>
        </style:tab-stops>
      </style:paragraph-properties>
      <style:text-properties fo:color="#000000" style:font-name="Arial" fo:font-size="12pt" fo:font-style="normal" fo:font-weight="normal" officeooo:rsid="002b92a1" officeooo:paragraph-rsid="002cb8c5" style:font-size-asian="12pt" style:font-size-complex="12pt" loext:shadow="none" fo:hyphenate="true" fo:hyphenation-remain-char-count="2" fo:hyphenation-push-char-count="2"/>
    </style:style>
    <style:style style:name="P19" style:family="paragraph" style:parent-style-name="Text_20_body">
      <style:paragraph-properties fo:line-height="150%"/>
    </style:style>
    <style:style style:name="T1" style:family="text">
      <style:text-properties officeooo:rsid="002bfbba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language-asian="pt" style:country-asian="B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 fo:font-size="12pt" fo:font-style="normal" fo:font-weight="normal" loext:shadow="none"/>
    </style:style>
    <style:style style:name="T6" style:family="text">
      <style:text-properties fo:color="#000000" style:font-name="Arial" fo:font-size="12pt" fo:font-style="normal" fo:font-weight="normal" officeooo:rsid="0032604b" loext:shadow="none"/>
    </style:style>
    <style:style style:name="T7" style:family="text">
      <style:text-properties fo:color="#000000" style:font-name="Arial" fo:font-size="12pt" fo:font-style="normal" fo:font-weight="normal" officeooo:rsid="00333eb7" loext:shadow="none"/>
    </style:style>
    <style:style style:name="T8" style:family="text">
      <style:text-properties fo:color="#000000" style:font-name="Arial" fo:font-size="12pt" fo:font-style="normal" fo:font-weight="normal" officeooo:rsid="00353153" loext:shadow="none"/>
    </style:style>
    <style:style style:name="T9" style:family="text">
      <style:text-properties fo:color="#000000" style:font-name="Arial" fo:font-size="12pt" fo:font-style="normal" fo:font-weight="normal" officeooo:rsid="0035c211" loext:shadow="none"/>
    </style:style>
    <style:style style:name="T10" style:family="text">
      <style:text-properties fo:color="#000000" style:font-name="Arial" fo:font-size="12pt" fo:font-style="normal" fo:font-weight="normal" officeooo:rsid="00363e13" loext:shadow="none"/>
    </style:style>
    <style:style style:name="T11" style:family="text">
      <style:text-properties fo:color="#000000" style:font-name="Arial" fo:font-size="12pt" fo:font-style="normal" fo:font-weight="normal" officeooo:rsid="0038b08e" loext:shadow="none"/>
    </style:style>
    <style:style style:name="T12" style:family="text">
      <style:text-properties fo:color="#000000" style:font-name="Arial" fo:font-size="12pt" fo:font-style="normal" fo:font-weight="normal" officeooo:rsid="003b55a8" loext:shadow="none"/>
    </style:style>
    <style:style style:name="T13" style:family="text">
      <style:text-properties fo:color="#000000" style:font-name="Arial" fo:font-size="12pt" fo:font-style="normal" fo:font-weight="normal" officeooo:rsid="003c2fba" loext:shadow="none"/>
    </style:style>
    <style:style style:name="T14" style:family="text">
      <style:text-properties fo:color="#000000" style:font-name="Arial" fo:font-size="12pt" fo:font-style="italic" fo:font-weight="normal" style:font-style-asian="italic" style:font-style-complex="italic" loext:shadow="none"/>
    </style:style>
    <style:style style:name="T15" style:family="text">
      <style:text-properties fo:color="#000000" style:font-name="Arial" fo:font-size="12pt" fo:language="en" fo:country="US" fo:font-style="italic" fo:font-weight="normal" style:font-style-asian="italic" style:font-style-complex="italic" loext:shadow="none"/>
    </style:style>
    <style:style style:name="T16" style:family="text">
      <style:text-properties officeooo:rsid="003170dc"/>
    </style:style>
    <style:style style:name="T17" style:family="text">
      <style:text-properties officeooo:rsid="00353153"/>
    </style:style>
    <style:style style:name="T18" style:family="text">
      <style:text-properties officeooo:rsid="00363e13"/>
    </style:style>
    <style:style style:name="T19" style:family="text">
      <style:text-properties officeooo:rsid="0038b08e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1. Introdução</text:h>
      <text:p text:style-name="P13"><text:span text:style-name="Emphasis"><text:span text:style-name="T6">&lt;Descrição de para que serve e do que será visto no documento&gt;</text:span></text:span></text:p>
      <text:h text:style-name="P17" text:outline-level="3"><text:bookmark text:name="user-content-11-finalidade"/>1.1 <text:span text:style-name="T16">Objetivo</text:span></text:h>
      <text:p text:style-name="P13"><text:span text:style-name="Emphasis"><text:span text:style-name="T6">&lt;Seção para descrever a finalidade do documento e uma breve descrição da estrutura do documento&gt;</text:span></text:span></text:p>
      <text:h text:style-name="P17" text:outline-level="3"><text:bookmark text:name="user-content-12-escopo"/>1.2 Escopo</text:h>
      <text:p text:style-name="P13"><text:span text:style-name="Emphasis"><text:span text:style-name="T6">&lt;Descrição da aplicação do documento e sobre o que será afetado por ele&gt;</text:span></text:span></text:p>
      <text:h text:style-name="P17" text:outline-level="3"><text:bookmark text:name="user-content-13-definições-acrônimos-e-abreviações"/>1.3 Definições e Abreviações</text:h>
      <text:p text:style-name="P13"><text:span text:style-name="Emphasis"><text:span text:style-name="T6">&lt;Seção para facilitar o entendimento do documento contendo definições e abreviações&gt;</text:span></text:span></text:p>
      <text:h text:style-name="P17" text:outline-level="3"><text:bookmark text:name="user-content-14-referências"/>1.4 Referências</text:h>
      <text:p text:style-name="P14"><text:span text:style-name="Emphasis"><text:span text:style-name="T7">&lt;Seção para listar os documentos mencionados, contendo título, data e organização responsável&gt;</text:span></text:span></text:p>
      <text:h text:style-name="P15" text:outline-level="2"><text:bookmark text:name="user-content-3-metas-e-restrições-de-arquitetura"/><text:span text:style-name="T17">2</text:span>. Metas e Restrições de Arquitetura</text:h>
      <text:p text:style-name="P12"><text:span text:style-name="Emphasis"><text:span text:style-name="T8">&lt;D</text:span></text:span><text:span text:style-name="Emphasis"><text:span text:style-name="T5">escreve os requisitos de </text:span></text:span><text:span text:style-name="Emphasis"><text:span text:style-name="T14">software</text:span></text:span><text:span text:style-name="Emphasis"><text:span text:style-name="T5"> e os objetivos que têm um impacto significativo na arquitetura, como proteção, segurança, privacidade, portabilidade, </text:span></text:span><text:span text:style-name="Emphasis"><text:span text:style-name="T8">e outros</text:span></text:span><text:span text:style-name="Emphasis"><text:span text:style-name="T9">&gt;</text:span></text:span></text:p>
      <text:h text:style-name="P15" text:outline-level="2"><text:span text:style-name="T18">3</text:span>. Visão de Casos de Uso</text:h>
      <text:p text:style-name="P12"><text:span text:style-name="Emphasis"><text:span text:style-name="T10">&lt;Lista de </text:span></text:span><text:span text:style-name="Emphasis"><text:span text:style-name="T5">casos de uso ou cenários do modelo </text:span></text:span><text:span text:style-name="Emphasis"><text:span text:style-name="T10">qu</text:span></text:span><text:span text:style-name="Emphasis"><text:span text:style-name="T5">e </text:span></text:span><text:span text:style-name="Emphasis"><text:span text:style-name="T10">tenha importância </text:span></text:span><text:span text:style-name="Emphasis"><text:span text:style-name="T5">significativa do sistema final</text:span></text:span><text:span text:style-name="Emphasis"><text:span text:style-name="T10">&gt;</text:span></text:span></text:p>
      <text:h text:style-name="P16" text:outline-level="2"><text:bookmark text:name="user-content-6-visão-de-processos"/><text:soft-page-break/><text:span text:style-name="T10">4</text:span><text:span text:style-name="T5">. Visão de Processos</text:span></text:h>
      <text:p text:style-name="P12"><text:span text:style-name="Emphasis"><text:span text:style-name="T11">&lt;De</text:span></text:span><text:span text:style-name="Emphasis"><text:span text:style-name="T5">screve a decomposição do sistema em processos leves (</text:span></text:span><text:span text:style-name="Emphasis"><text:span text:style-name="T15">threads</text:span></text:span><text:span text:style-name="Emphasis"><text:span text:style-name="T5"> simples de controle) e processos pesados (agrupamentos de processos leves)</text:span></text:span><text:span text:style-name="Emphasis"><text:span text:style-name="T11">&gt;</text:span></text:span></text:p>
      <text:h text:style-name="P15" text:outline-level="2"><text:span text:style-name="T19">5</text:span>. Visão de Implantação</text:h>
      <text:p text:style-name="P19"><text:span text:style-name="Emphasis"><text:span text:style-name="T11">&lt;Descreve as</text:span></text:span><text:span text:style-name="Emphasis"><text:span text:style-name="T5"> configurações da rede física (</text:span></text:span><text:span text:style-name="Emphasis"><text:span text:style-name="T14">hardware</text:span></text:span><text:span text:style-name="Emphasis"><text:span text:style-name="T5">) </text:span></text:span><text:span text:style-name="Emphasis"><text:span text:style-name="T11">onde</text:span></text:span><text:span text:style-name="Emphasis"><text:span text:style-name="T5"> o </text:span></text:span><text:span text:style-name="Emphasis"><text:span text:style-name="T14">software</text:span></text:span><text:span text:style-name="Emphasis"><text:span text:style-name="T5"> é implantado e executado. Para cada configuração, indicar no mínimo os computadores que executam o </text:span></text:span><text:span text:style-name="Emphasis"><text:span text:style-name="T14">software</text:span></text:span><text:span text:style-name="Emphasis"><text:span text:style-name="T5"> e </text:span></text:span><text:span text:style-name="Emphasis"><text:span text:style-name="T11">su</text:span></text:span><text:span text:style-name="Emphasis"><text:span text:style-name="T5">as conexões (barramento, LAN, ponto a ponto e </text:span></text:span><text:span text:style-name="Emphasis"><text:span text:style-name="T11">etc</text:span></text:span><text:span text:style-name="Emphasis"><text:span text:style-name="T5">.)</text:span></text:span><text:span text:style-name="Emphasis"><text:span text:style-name="T11">&gt;</text:span></text:span></text:p>
      <text:h text:style-name="P15" text:outline-level="2"><text:span text:style-name="T19">6</text:span>. Visão de Implementação</text:h>
      <text:p text:style-name="P12"><text:span text:style-name="Emphasis"><text:span text:style-name="T12">&lt;</text:span></text:span><text:span text:style-name="Emphasis"><text:span text:style-name="T5">descreve a estrutura geral do modelo de implementação, a divisão do </text:span></text:span><text:span text:style-name="Emphasis"><text:span text:style-name="T14">software</text:span></text:span><text:span text:style-name="Emphasis"><text:span text:style-name="T5"> em subsistemas no modelo de implementação e os componentes significativos do ponto de vista da arquitetura</text:span></text:span><text:span text:style-name="Emphasis"><text:span text:style-name="T12">&gt;</text:span></text:span></text:p>
      <text:h text:style-name="P15" text:outline-level="2"><text:bookmark text:name="user-content-10-tamanho-e-desempenho"/><text:span text:style-name="T19">7</text:span>. Tamanho e Desempenho</text:h>
      <text:p text:style-name="P12"><text:span text:style-name="Emphasis"><text:span text:style-name="T13">&lt;</text:span></text:span><text:span text:style-name="Emphasis"><text:span text:style-name="T5">descrição das principais características de dimensionamento do software que têm um impacto na arquitetura, bem como as restrições do desempenho</text:span></text:span><text:span text:style-name="Emphasis"><text:span text:style-name="T13">&gt;</text:span></text:span></text:p>
      <text:h text:style-name="P15" text:outline-level="2"><text:bookmark text:name="user-content-11-qualidade"/><text:span text:style-name="T19">8</text:span>. Qualidade</text:h>
      <text:p text:style-name="P12"><text:span text:style-name="Emphasis"><text:span text:style-name="T13">&lt;</text:span></text:span><text:span text:style-name="Emphasis"><text:span text:style-name="T5">descrição de como a arquitetura do software contribui para os recursos do sistema: extensibilidade, confiabilidade, portabilidade e assim por diante. Se essas características tiverem implicações de proteção, segurança ou privacidade, elas devem ser claramente </text:span></text:span><text:span text:style-name="Emphasis"><text:span text:style-name="T13">especificadas&gt;</text:span></text:span></text:p>
      <text:p text:style-name="P12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206deb"/>
    </style:style>
    <style:style style:name="MP2" style:family="paragraph" style:parent-style-name="Header">
      <style:paragraph-properties fo:text-align="center" style:justify-single-word="false"/>
      <style:text-properties style:font-name="Arial1" fo:font-size="14pt" officeooo:rsid="002b92a1" officeooo:paragraph-rsid="002fcba9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style:font-name="Arial1" fo:font-size="14pt" officeooo:rsid="002cb8c5" officeooo:paragraph-rsid="002fcba9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Arial1" fo:font-size="14pt" officeooo:rsid="00206deb" officeooo:paragraph-rsid="00206deb" style:font-size-asian="14pt" style:font-size-complex="14pt"/>
    </style:style>
    <style:style style:name="MP5" style:family="paragraph" style:parent-style-name="Header">
      <style:paragraph-properties fo:text-align="center" style:justify-single-word="false"/>
      <style:text-properties style:font-name="Arial1" fo:font-size="14pt" officeooo:rsid="002b92a1" officeooo:paragraph-rsid="002b92a1" style:font-size-asian="14pt" style:font-size-complex="14pt"/>
    </style:style>
    <style:style style:name="MP6" style:family="paragraph" style:parent-style-name="Header">
      <style:paragraph-properties fo:text-align="center" style:justify-single-word="false"/>
      <style:text-properties style:font-name="Arial1" fo:font-size="14pt" officeooo:rsid="002cb8c5" officeooo:paragraph-rsid="002bfbba" style:font-size-asian="14pt" style:font-size-complex="14pt"/>
    </style:style>
    <style:style style:name="MP7" style:family="paragraph" style:parent-style-name="Header">
      <style:paragraph-properties fo:text-align="center" style:justify-single-word="false"/>
      <style:text-properties style:font-name="Arial1" fo:font-size="14pt" officeooo:rsid="00206deb" officeooo:paragraph-rsid="002bfbba" style:font-size-asian="14pt" style:font-size-complex="14pt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MP10" style:family="paragraph" style:parent-style-name="Footer">
      <style:paragraph-properties fo:text-align="end" style:justify-single-word="false"/>
      <style:text-properties style:font-name="Arial1" fo:font-size="12pt" style:font-size-asian="12pt" style:font-size-complex="12pt"/>
    </style:style>
    <style:style style:name="MP11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1" fo:font-size="12pt" style:font-size-asian="12pt" style:font-size-complex="12pt"/>
    </style:style>
    <style:style style:name="MT1" style:family="text">
      <style:text-properties officeooo:rsid="002bfbba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style:language-asian="pt" style:country-asian="BR"/>
    </style:style>
    <style:style style:name="MT4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2.501cm" fo:margin-left="0cm" fo:margin-right="0cm" fo:margin-top="2.4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-3cm" svg:width="21.001cm" svg:height="3.581cm" draw:z-index="1"><draw:image xlink:href="Pictures/1000000000000732000002AE38F2E5837C1A8127.jpg" xlink:type="simple" xlink:show="embed" xlink:actuate="onLoad" loext:mime-type="image/jpeg"/><svg:desc>header.jpg</svg:desc></draw:frame><draw:frame draw:style-name="Mfr2" draw:name="Figura2" text:anchor-type="char" svg:x="-0.238cm" svg:y="-0.575cm" svg:width="3.971cm" svg:height="2.039cm" draw:z-index="0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>&lt;<text:span text:style-name="MT1">NOME DO PROJETO</text:span>&gt;</text:p>
        <text:p text:style-name="MP3">DOCUMENTO DE ARQUITETURA</text:p>
        <text:p text:style-name="MP3"/>
      </style:header>
      <style:header-first>
        <text:p text:style-name="MP1"><draw:frame draw:style-name="Mfr1" draw:name="Figura3" text:anchor-type="paragraph" svg:x="-3cm" svg:width="21.001cm" svg:height="3.581cm" draw:z-index="2"><draw:image xlink:href="Pictures/1000000000000732000002AE38F2E5837C1A8127.jpg" xlink:type="simple" xlink:show="embed" xlink:actuate="onLoad" loext:mime-type="image/jpeg"/><svg:desc>header.jpg</svg:desc></draw:frame><draw:frame draw:style-name="Mfr2" draw:name="Figura4" text:anchor-type="char" svg:x="-0.238cm" svg:y="-0.575cm" svg:width="3.971cm" svg:height="2.039cm" draw:z-index="3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4"/>
        <text:p text:style-name="MP5">&lt;<text:span text:style-name="MT1">NOME DO PROJETO</text:span>&gt;</text:p>
        <text:p text:style-name="MP6">DOCUMENTO DE ARQUITETURA</text:p>
        <text:p text:style-name="MP7"/>
      </style:header-first>
      <style:footer>
        <text:p text:style-name="MP8">Página <text:span text:style-name="MT2"><text:page-number text:select-page="current">2</text:page-number></text:span><text:s/>de <text:span text:style-name="MT2"><text:page-count>2</text:page-count></text:span></text:p>
        <text:p text:style-name="MP9"><text:span text:style-name="MT3"><text:s/></text:span><text:tab/></text:p>
        <text:p text:style-name="Footer"/>
      </style:footer>
      <style:footer-first>
        <text:p text:style-name="MP10">Página <text:span text:style-name="MT4"><text:page-number text:select-page="current">1</text:page-number></text:span><text:s/>de <text:span text:style-name="MT4"><text:page-count>2</text:page-count></text:span></text:p>
        <text:p text:style-name="MP11"><text:span text:style-name="MT3"><text:s/></text:span><text:tab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Henrique Guimarães</meta:initial-creator>
    <dc:creator>Antônio Gomes Amorim</dc:creator>
    <meta:editing-cycles>20</meta:editing-cycles>
    <meta:creation-date>2018-06-13T22:41:00</meta:creation-date>
    <dc:date>2018-06-17T23:04:56.346000000</dc:date>
    <meta:editing-duration>PT4H55M5S</meta:editing-duration>
    <meta:generator>LibreOffice/6.0.4.2$Windows_X86_64 LibreOffice_project/9b0d9b32d5dcda91d2f1a96dc04c645c450872bf</meta:generator>
    <meta:document-statistic meta:table-count="0" meta:image-count="4" meta:object-count="0" meta:page-count="2" meta:paragraph-count="32" meta:word-count="301" meta:character-count="2000" meta:non-whitespace-character-count="17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